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VERA ALANOCA, EFRAIN VICT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VERA ALANOCA, EFRAIN VI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8176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AMBILLA URIARTE, ORIB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81640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50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